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paragraph-rsid="00119db6"/>
    </style:style>
    <style:style style:name="T1" style:family="text">
      <style:text-properties officeooo:rsid="00110d4e"/>
    </style:style>
    <style:style style:name="T2" style:family="text">
      <style:text-properties officeooo:rsid="00119d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oftware is a non-hardware component of a computer that enables computer hardware to function. It can be categorized into system software and application software. System software includes the operating system, device drivers, utilities, and programming languages. Examples of system software are Windows, Linux, printer driver<text:span text:style-name="T1">s</text:span>. On the other hand, application software consists of web browsers, word processing programs and <text:span text:style-name="T1">etc,</text:span> <text:span text:style-name="T1">for example</text:span> Microsoft Word, PowerPoint, Firefox.</text:p>
      <text:p text:style-name="P1">Programming software is a category of software that includes debuggers, compilers, and interpreters. Debuggers are used to fix bugs in programs, while compilers and interpreters translate source code. Compilers translate the code in a single run, resulting in faster execution, while interpreters translate it line by line, allowing for easier debugging. </text:p>
      <text:p text:style-name="P1">Utility software performs specialized tasks such as antivirus scanning <text:span text:style-name="T2">or</text:span> disk defragmentation. </text:p>
      <text:p text:style-name="P1">Device drivers are programs that establish communication between peripheral devices and the system unit. They provide an interface for hardware and are essential for the proper functioning of devices like printers or scanners.</text:p>
      <text:p text:style-name="Text_20_body">Operating systems (OS) act as an interface between users and computer hardware. They include a graphical user interface (GUI) with icons, windows, menus, and a pointer. The OS kernel is loaded into RAM during the boot process and provides essential services like memory management and file access. Operating systems manage computer resources, interact with hardware and device drivers, and allow users to run multiple tasks simultaneously.</text:p>
      <text:p text:style-name="Text_20_body">Open source and proprietary software have their pros and cons. Open source software is free, can be customized, and benefits from community support. Proprietary software offers a range of functionality and provides customer support but often requires licensing fees and relies on the developer for updates and fixes.</text:p>
      <text:p text:style-name="Text_20_body">Software protection involves copyright, license agreements, and software licenses. Copyright grants exclusive rights to the author, while license agreements allow someone to use and earn revenue from the owner's property. Software licenses can be categorized as commercial software, freeware, demoware, shareware, and open-source software. Public domain software is not protected by copyright and can be freely copied and distributed.</text:p>
      <text:p text:style-name="Text_20_body">Software piracy involves copying and sharing software without authorization. Pirated software poses dangers such as crashes, loss or corruption of files, security vulnerabilities, and financial losses for companies. It is a global issue, with China, the United States, and India being the top offenders. Preventive measures against software piracy include legal protection, product keys, online verification, tamperproofing, and watermarking. These measures help raise awareness of piracy laws, authenticate software, and deter unauthorized copying and distribu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5T11:30:19.045720767</meta:creation-date>
    <dc:date>2023-06-15T12:50:36.346319680</dc:date>
    <meta:editing-duration>PT1H20M18S</meta:editing-duration>
    <meta:editing-cycles>2</meta:editing-cycles>
    <meta:generator>LibreOffice/7.5.3.2$Linux_X86_64 LibreOffice_project/50$Build-2</meta:generator>
    <meta:document-statistic meta:table-count="0" meta:image-count="0" meta:object-count="0" meta:page-count="1" meta:paragraph-count="8" meta:word-count="410" meta:character-count="2910" meta:non-whitespace-character-count="2506"/>
  </office:meta>
</office:document-meta>
</file>